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size="9pt" fo:language="en" fo:country="GB"/>
    </style:style>
    <style:style style:name="T4" style:family="text">
      <style:text-properties fo:color="#282828" fo:font-size="9pt" fo:language="en" fo:country="GB"/>
    </style:style>
    <style:style style:name="T5" style:family="text">
      <style:text-properties style:font-name="Times New           Roman" fo:font-size="9pt" fo:language="en" fo:country="GB"/>
    </style:style>
    <style:style style:name="T6" style:family="text">
      <style:text-properties fo:color="#0c0c0c" fo:font-size="9pt" fo:language="en" fo:country="GB"/>
    </style:style>
    <style:style style:name="T7" style:family="text">
      <style:text-properties fo:color="#3f3f3f" fo:font-size="9pt" fo:language="en" fo:country="GB"/>
    </style:style>
    <style:style style:name="T8" style:family="text">
      <style:text-properties fo:color="#787878"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8. </text:span><text:span text:style-name="T1">terms of pensions law a fund is required to take out fidelity cover. The purpose of this cover is to indemnify the fund against any loss suffered by the fund which cannot otherwise be recovered. The terms of this cover and the quantum should be carefully considered by the board to ensure that it is appropriate for the fund; where necessary, expert advice should be obtained in this regard. Such cover should include loss arising from negligence. Members of the board themselves should have indemnity insurance provided by the fund, or an indemnity from the sponsor of the fund. The board should also ensure that each service provider has adequate malpractice cover in the form of professional indemnity and fidelity guarantee insurance so that the fund's right of recourse against that service provider, where required to be invoked, is safeguarded.</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53:27</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2" meta:word-count="141" meta:character-count="856" meta:non-whitespace-character-count="715"/>
  </office:meta>
</office:document-meta>
</file>